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a058" officeooo:paragraph-rsid="0034a058"/>
    </style:style>
    <style:style style:name="P2" style:family="paragraph" style:parent-style-name="Text_20_body">
      <style:text-properties officeooo:rsid="0034a058" officeooo:paragraph-rsid="00352cbf"/>
    </style:style>
    <style:style style:name="P3" style:family="paragraph" style:parent-style-name="Text_20_body">
      <style:text-properties officeooo:rsid="0034a058" officeooo:paragraph-rsid="0035a88b"/>
    </style:style>
    <style:style style:name="P4" style:family="paragraph" style:parent-style-name="Text_20_body">
      <style:text-properties officeooo:rsid="0034a058" officeooo:paragraph-rsid="0036c7a3"/>
    </style:style>
    <style:style style:name="P5" style:family="paragraph" style:parent-style-name="Text_20_body">
      <style:text-properties officeooo:rsid="0035a88b" officeooo:paragraph-rsid="0035a88b"/>
    </style:style>
    <style:style style:name="P6" style:family="paragraph" style:parent-style-name="Heading_20_2">
      <style:text-properties officeooo:paragraph-rsid="0031461a"/>
    </style:style>
    <style:style style:name="P7" style:family="paragraph" style:parent-style-name="Heading_20_3">
      <style:text-properties officeooo:rsid="00333d24" officeooo:paragraph-rsid="00333d24"/>
    </style:style>
    <style:style style:name="P8" style:family="paragraph" style:parent-style-name="Heading_20_3">
      <style:text-properties officeooo:paragraph-rsid="0035a88b"/>
    </style:style>
    <style:style style:name="P9" style:family="paragraph" style:parent-style-name="Text_20_body">
      <style:text-properties officeooo:rsid="0034a058" officeooo:paragraph-rsid="0037ec77"/>
    </style:style>
    <style:style style:name="P10" style:family="paragraph" style:parent-style-name="Heading_20_1" style:master-page-name="Right_20_Page">
      <style:paragraph-properties style:page-number="auto"/>
      <style:text-properties officeooo:rsid="00333d24" officeooo:paragraph-rsid="00333d24"/>
    </style:style>
    <style:style style:name="T1" style:family="text">
      <style:text-properties officeooo:rsid="00333d24"/>
    </style:style>
    <style:style style:name="T2" style:family="text">
      <style:text-properties officeooo:rsid="00352cbf"/>
    </style:style>
    <style:style style:name="T3" style:family="text">
      <style:text-properties officeooo:rsid="00359738"/>
    </style:style>
    <style:style style:name="T4" style:family="text">
      <style:text-properties officeooo:rsid="0035a88b"/>
    </style:style>
    <style:style style:name="T5" style:family="text">
      <style:text-properties officeooo:rsid="0037ec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O <text:span text:style-name="T3">Holy Night</text:span></text:h>
      <text:p text:style-name="P6">(<text:span text:style-name="T1">Traditional</text:span>)</text:p>
      <text:p text:style-name="P7">[VERSE 1]</text:p>
      <text:p text:style-name="P1">G <text:s text:c="5"/>D <text:s text:c="9"/>C <text:s text:c="17"/>G</text:p>
      <text:p text:style-name="P1">O holy night, the stars are brightly shining;</text:p>
      <text:p text:style-name="P1"><text:s text:c="23"/>D7 <text:s text:c="11"/>G</text:p>
      <text:p text:style-name="P1">It is the night of the dear Savior s birth!</text:p>
      <text:p text:style-name="P1">G <text:s text:c="11"/>D <text:s text:c="7"/>C <text:s text:c="12"/>G</text:p>
      <text:p text:style-name="P1">Long lay the world in sin and error pining,</text:p>
      <text:p text:style-name="P1"><text:s text:c="10"/>Bm <text:s text:c="12"/>F#7 <text:s text:c="11"/>Bm</text:p>
      <text:p text:style-name="P1">Till He appeared and the soul felt its worth.</text:p>
      <text:p text:style-name="P1"><text:s text:c="2"/>D7 <text:s text:c="17"/>G <text:s text:c="11"/></text:p>
      <text:p text:style-name="P1">A thrill of hope, the weary soul rejoices,</text:p>
      <text:p text:style-name="P1"><text:s text:c="4"/>D7 <text:s text:c="13"/>G <text:s text:c="15"/></text:p>
      <text:p text:style-name="P1">For yonder breaks a new and glorious morn.</text:p>
      <text:p text:style-name="Heading_20_3">[CHORUS]</text:p>
      <text:p text:style-name="P1">Em <text:s text:c="10"/>Bm <text:s text:c="6"/>Am <text:s text:c="12"/>Em</text:p>
      <text:p text:style-name="P1">Fall on your knees, O hear the angel voices!</text:p>
      <text:p text:style-name="P1"><text:s text:c="2"/>G <text:s/>D7 <text:s text:c="2"/>G <text:s text:c="3"/>C <text:s/>G <text:s text:c="3"/><text:span text:style-name="T2">D7</text:span> <text:s text:c="14"/>G</text:p>
      <text:p text:style-name="P1">O night divine, O night when Christ was born!</text:p>
      <text:p text:style-name="P1"><text:s text:c="2"/>D7 <text:s text:c="6"/>G <text:s text:c="2"/><text:span text:style-name="T5">C</text:span> <text:s text:c="2"/>G <text:s text:c="5"/>D7 <text:s text:c="4"/>G</text:p>
      <text:p text:style-name="P1">O night, divine, O night, o <text:span text:style-name="T2">holy night</text:span>!</text:p>
      <text:p text:style-name="Heading_20_3">[VERSE 2]</text:p>
      <text:p text:style-name="P4">G <text:s text:c="9"/>D <text:s text:c="7"/>C <text:s text:c="13"/>G</text:p>
      <text:p text:style-name="P5">Led by the light of Faith serenely beaming</text:p>
      <text:p text:style-name="P3"><text:s text:c="27"/>D7 <text:s text:c="7"/>G</text:p>
      <text:p text:style-name="P5">With glowing hearts by His cradle we stand</text:p>
      <text:p text:style-name="P3">G <text:s text:c="8"/>D <text:s text:c="9"/>C <text:s text:c="11"/>G</text:p>
      <text:p text:style-name="P5">So led by light of a star sweetly gleaming</text:p>
      <text:p text:style-name="P3"><text:s text:c="14"/>Bm <text:s text:c="11"/>F#7 <text:s text:c="3"/>Bm</text:p>
      <text:p text:style-name="P5">Here come the wise men from Orient land</text:p>
      <text:p text:style-name="P3"><text:s text:c="4"/>D7 <text:s text:c="15"/>G <text:s text:c="11"/></text:p>
      <text:p text:style-name="P5">The King of Kings lay thus in lowly manger</text:p>
      <text:p text:style-name="P3"><text:s text:c="3"/>D7 <text:s text:c="12"/>G <text:s text:c="15"/></text:p>
      <text:p text:style-name="P5">In all our trials born to be our friend</text:p>
      <text:p text:style-name="P8"><text:soft-page-break/>[CHORUS]</text:p>
      <text:p text:style-name="P3">Em <text:s text:c="10"/>Bm <text:s text:c="6"/>Am <text:s text:c="12"/>Em</text:p>
      <text:p text:style-name="P3">Fall on your knees, O hear the angel voices!</text:p>
      <text:p text:style-name="P3"><text:s text:c="2"/>G <text:s/>D7 <text:s text:c="2"/>G <text:s text:c="3"/>C <text:s/>G <text:s text:c="3"/><text:span text:style-name="T2">D7</text:span> <text:s text:c="14"/>G</text:p>
      <text:p text:style-name="P3">O night divine, O night when Christ was born!</text:p>
      <text:p text:style-name="P9"><text:s text:c="2"/>D7 <text:s text:c="6"/>G <text:s text:c="2"/><text:span text:style-name="T5">C</text:span> <text:s text:c="2"/>G <text:s text:c="5"/>D7 <text:s text:c="4"/>G</text:p>
      <text:p text:style-name="P3">O night, divine, O night, o <text:span text:style-name="T2">holy night</text:span>!</text:p>
      <text:p text:style-name="Heading_20_3">[VERSE <text:span text:style-name="T4">3</text:span>]</text:p>
      <text:p text:style-name="P1">G <text:s text:c="7"/>D <text:s text:c="11"/>C <text:s text:c="9"/>G</text:p>
      <text:p text:style-name="P1">Truly He taught us to love one another;</text:p>
      <text:p text:style-name="P1"><text:s text:c="24"/>D7 <text:s text:c="7"/>G</text:p>
      <text:p text:style-name="P1">His law is love and His Gospel is peace.</text:p>
      <text:p text:style-name="P1">G <text:s text:c="14"/>D <text:s text:c="12"/>C <text:s text:c="11"/>G</text:p>
      <text:p text:style-name="P1">Chains shall He break for the slave is our brother</text:p>
      <text:p text:style-name="P1"><text:s text:c="11"/>Bm <text:s text:c="8"/>F#7 <text:s text:c="11"/>Bm</text:p>
      <text:p text:style-name="P1">And in His Name all oppression shall cease.</text:p>
      <text:p text:style-name="P1"><text:s text:c="6"/>D7 <text:s text:c="13"/>G <text:s text:c="11"/></text:p>
      <text:p text:style-name="P1">Sweet hymns of joy in grateful chorus raise we,</text:p>
      <text:p text:style-name="P1"><text:s text:c="4"/>D7 <text:s text:c="11"/>G <text:s text:c="15"/></text:p>
      <text:p text:style-name="P1">Let all within us praise His holy Name!</text:p>
      <text:p text:style-name="Heading_20_3">[CHORUS 2]</text:p>
      <text:p text:style-name="P1">Em <text:s text:c="11"/>Bm <text:s text:c="6"/>Am <text:s text:c="16"/>Em</text:p>
      <text:p text:style-name="P1">Christ is the Lord, Oh praise his name forever</text:p>
      <text:p text:style-name="P1"><text:s text:c="4"/>G <text:s/>D7 <text:s text:c="4"/>G <text:s/>C <text:s/>G <text:s text:c="2"/>D7 <text:s text:c="5"/>G</text:p>
      <text:p text:style-name="P1">His power and glory evermore proclaim</text:p>
      <text:p text:style-name="P9"><text:s text:c="4"/>D7 <text:s text:c="7"/>G <text:s/><text:span text:style-name="T5">C</text:span> <text:s text:c="2"/>G <text:s/><text:span text:style-name="T5">D7</text:span> <text:s text:c="5"/>G</text:p>
      <text:p text:style-name="P2">His power and glory evermore proclai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7M41S</meta:editing-duration>
    <meta:editing-cycles>40</meta:editing-cycles>
    <meta:generator>LibreOffice/5.2.7.2$Linux_X86_64 LibreOffice_project/20m0$Build-2</meta:generator>
    <dc:title>Lyrics + Chords</dc:title>
    <dc:date>2017-11-27T19:19:51.738062476</dc:date>
    <meta:print-date>2017-04-03T12:23:29.985893000</meta:print-date>
    <meta:document-statistic meta:table-count="0" meta:image-count="0" meta:object-count="0" meta:page-count="2" meta:paragraph-count="62" meta:word-count="344" meta:character-count="2221" meta:non-whitespace-character-count="115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